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Arial, sans-serif"/>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0e8d06"/>
    </style:style>
    <style:style style:name="P2" style:family="paragraph" style:parent-style-name="Standard">
      <style:text-properties officeooo:rsid="000e8d06" officeooo:paragraph-rsid="00106db1"/>
    </style:style>
    <style:style style:name="P3" style:family="paragraph" style:parent-style-name="Standard">
      <style:text-properties style:font-name="Times New Roman" officeooo:rsid="000ad216" officeooo:paragraph-rsid="000ad216"/>
    </style:style>
    <style:style style:name="P4" style:family="paragraph" style:parent-style-name="Standard">
      <style:text-properties style:font-name="Times New Roman" officeooo:rsid="000c97f2" officeooo:paragraph-rsid="000c97f2"/>
    </style:style>
    <style:style style:name="P5" style:family="paragraph" style:parent-style-name="Standard">
      <style:text-properties style:font-name="Times New Roman" officeooo:rsid="000e8d06" officeooo:paragraph-rsid="000e8d06"/>
    </style:style>
    <style:style style:name="P6" style:family="paragraph" style:parent-style-name="Standard">
      <style:text-properties style:font-name="Times New Roman" officeooo:rsid="0023b5e2" officeooo:paragraph-rsid="00106db1"/>
    </style:style>
    <style:style style:name="P7" style:family="paragraph" style:parent-style-name="Standard" style:list-style-name="L1">
      <style:text-properties style:font-name="Times New Roman" officeooo:rsid="0023b5e2" officeooo:paragraph-rsid="00106db1"/>
    </style:style>
    <style:style style:name="P8" style:family="paragraph" style:parent-style-name="Standard" style:list-style-name="L1">
      <style:text-properties style:font-name="Times New Roman" officeooo:rsid="00252b81" officeooo:paragraph-rsid="00106db1"/>
    </style:style>
    <style:style style:name="P9" style:family="paragraph" style:parent-style-name="Standard">
      <style:text-properties style:font-name="Times New Roman" officeooo:rsid="00252b81" officeooo:paragraph-rsid="00106db1"/>
    </style:style>
    <style:style style:name="P10" style:family="paragraph" style:parent-style-name="Standard">
      <style:text-properties style:font-name="Times New Roman" officeooo:rsid="0011d3c8" officeooo:paragraph-rsid="0011d3c8"/>
    </style:style>
    <style:style style:name="P11" style:family="paragraph" style:parent-style-name="Standard">
      <style:text-properties style:font-name="Times New Roman" officeooo:rsid="001d0f2a" officeooo:paragraph-rsid="001d0f2a"/>
    </style:style>
    <style:style style:name="P12" style:family="paragraph" style:parent-style-name="Standard">
      <style:text-properties style:font-name="Times New Roman" officeooo:rsid="00205b51" officeooo:paragraph-rsid="00205b51"/>
    </style:style>
    <style:style style:name="P13" style:family="paragraph" style:parent-style-name="Standard">
      <style:text-properties style:font-name="Times New Roman" officeooo:rsid="00210b0f" officeooo:paragraph-rsid="00210b0f"/>
    </style:style>
    <style:style style:name="P14" style:family="paragraph" style:parent-style-name="Standard" style:list-style-name="L2">
      <style:text-properties style:font-name="Times New Roman" officeooo:rsid="00210b0f" officeooo:paragraph-rsid="00210b0f"/>
    </style:style>
    <style:style style:name="P15" style:family="paragraph" style:parent-style-name="Standard" style:list-style-name="L2">
      <style:text-properties style:font-name="Times New Roman" officeooo:rsid="0021f601" officeooo:paragraph-rsid="0021f601"/>
    </style:style>
    <style:style style:name="P16" style:family="paragraph" style:parent-style-name="Standard">
      <style:text-properties style:font-name="Times New Roman" officeooo:rsid="0021f601" officeooo:paragraph-rsid="0021f601"/>
    </style:style>
    <style:style style:name="P17" style:family="paragraph" style:parent-style-name="Standard">
      <style:text-properties officeooo:rsid="000e93c7" officeooo:paragraph-rsid="000e93c7"/>
    </style:style>
    <style:style style:name="P18" style:family="paragraph" style:parent-style-name="Standard">
      <style:text-properties officeooo:rsid="000e93c7" officeooo:paragraph-rsid="00106db1"/>
    </style:style>
    <style:style style:name="P19" style:family="paragraph" style:parent-style-name="Standard">
      <style:text-properties officeooo:rsid="00106db1" officeooo:paragraph-rsid="00106db1"/>
    </style:style>
    <style:style style:name="P20" style:family="paragraph" style:parent-style-name="Standard" style:list-style-name="L1">
      <style:text-properties officeooo:paragraph-rsid="00106db1"/>
    </style:style>
    <style:style style:name="P21" style:family="paragraph" style:parent-style-name="Standard">
      <style:text-properties officeooo:paragraph-rsid="00106db1"/>
    </style:style>
    <style:style style:name="P22" style:family="paragraph" style:parent-style-name="Standard">
      <style:text-properties officeooo:rsid="0011d3c8" officeooo:paragraph-rsid="0011d3c8"/>
    </style:style>
    <style:style style:name="P23" style:family="paragraph" style:parent-style-name="Standard" style:list-style-name="L1">
      <style:text-properties officeooo:rsid="0011d3c8" officeooo:paragraph-rsid="0011d3c8"/>
    </style:style>
    <style:style style:name="P24" style:family="paragraph" style:parent-style-name="Standard">
      <style:text-properties officeooo:rsid="001d0286" officeooo:paragraph-rsid="001d0286"/>
    </style:style>
    <style:style style:name="P25" style:family="paragraph" style:parent-style-name="Standard">
      <style:paragraph-properties fo:break-before="page"/>
      <style:text-properties officeooo:rsid="001d0286" officeooo:paragraph-rsid="001d0286"/>
    </style:style>
    <style:style style:name="P26" style:family="paragraph" style:parent-style-name="Standard">
      <style:paragraph-properties fo:break-before="page"/>
      <style:text-properties style:font-name="Times New Roman" officeooo:rsid="0022e1e5" officeooo:paragraph-rsid="0022e1e5"/>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officeooo:rsid="00106db1"/>
    </style:style>
    <style:style style:name="T10" style:family="text">
      <style:text-properties officeooo:rsid="0011d3c8"/>
    </style:style>
    <style:style style:name="T11" style:family="text">
      <style:text-properties officeooo:rsid="00205b51"/>
    </style:style>
    <style:style style:name="T12" style:family="text">
      <style:text-properties officeooo:rsid="00210b0f"/>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hnologije:</text:p>
      <text:p text:style-name="P3"/>
      <text:p text:style-name="P3">Python:</text:p>
      <text:p text:style-name="P4"><text:tab/>https://docs.python.org/3/faq/general.html</text:p>
      <text:p text:style-name="P5"><text:tab/>http://www.cplusplus.com/</text:p>
      <text:p text:style-name="P4"/>
      <text:p text:style-name="P2"><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 Moguće ga je proširiti </text:span><text:span text:style-name="T2">čak i sa</text:span><text:span text:style-name="T1"> C-</text:span><text:span text:style-name="T2">om</text:span><text:span text:style-name="T1"> ili C++</text:span><text:span text:style-name="T2">-om</text:span><text:span text:style-name="T1">. (X) Značajna osobina pythona je i njegova portabilnost koja mu omogućava da se pokrene na većini Unix-baziranih operativnih sistema, te na Mac i Windows operativnim sistemima.</text:span></text:p>
      <text:p text:style-name="P1"><text:span text:style-name="T1"/></text:p>
      <text:p text:style-name="P1"><text:span text:style-name="T1"/></text:p>
      <text:p text:style-name="P1"><text:span text:style-name="T1"/></text:p>
      <text:p text:style-name="P17"><text:span text:style-name="T1">Django:</text:span></text:p>
      <text:p text:style-name="P18"><text:span text:style-name="T1"><text:tab/></text:span><text:span text:style-name="T3">https://en.wikipedia.org/wiki/Django_(web_framework)</text:span></text:p>
      <text:p text:style-name="P18"><text:span text:style-name="T3"/></text:p>
      <text:p text:style-name="P19"><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6">Osnovni cilj Djanga je da olakša kreaciju veb sajtova koji su kompleksni i oslanjaju se na baze podataka. Promoviše ponovnu iskoristivost, modularnost i brz razvoj. Osnovni princip Djanga je "Ne ponavljaj! ".<text:span text:style-name="T9"> (X)</text:span></text:p>
      <text:p text:style-name="P6"/>
      <text:p text:style-name="P6"/>
      <text:p text:style-name="P10"><text:tab/>Komponente:</text:p>
      <text:p text:style-name="P6"><text:span text:style-name="T10"><text:tab/></text:span>U jezgru Djanga se nalaze sledeće komponente:</text:p>
      <text:list xml:id="list8319828121635994638" text:style-name="L1">
        <text:list-item>
          <text:p text:style-name="P20"><text:span text:style-name="T3">V</text:span><text:span text:style-name="T5">eb server za razvoj i testiranje</text:span></text:p>
        </text:list-item>
        <text:list-item>
          <text:p text:style-name="P7">Sistem za serijalizaciju i validaciju koji može prevoditi HTML forme u podatke pogodne za smještanje u bazu podataka.</text:p>
        </text:list-item>
        <text:list-item>
          <text:p text:style-name="P7">Sistem šablona koji koriste koncepte nasljedjivanja</text:p>
        </text:list-item>
        <text:list-item>
          <text:p text:style-name="P8">Sistem za internacionalizaciju</text:p>
        </text:list-item>
        <text:list-item>
          <text:p text:style-name="P8">Sistem za serijalizaciju koji može čitati i kreirati XML i/ili JSON reprezentacije Djangovih modela</text:p>
        </text:list-item>
        <text:list-item>
          <text:p text:style-name="P8">Dinamički administrativni interfejs</text:p>
        </text:list-item>
        <text:list-item>
          <text:p text:style-name="P20"><text:span text:style-name="T7">Alate za generisanje RSS i Atom poruka</text:span></text:p>
          <text:p text:style-name="P23"><text:span text:style-name="T7">(</text:span><text:span text:style-name="T1">X)</text:span></text:p>
        </text:list-item>
      </text:list>
      <text:p text:style-name="P21"><text:span text:style-name="T7"/></text:p>
      <text:p text:style-name="P21"><text:span text:style-name="T7"/></text:p>
      <text:p text:style-name="P22"><text:span text:style-name="T7"><text:tab/></text:span><text:span text:style-name="T1">Proširivost:</text:span></text:p>
      <text:p text:style-name="P22"><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25"><text:span text:style-name="T1">JavaScript:</text:span></text:p>
      <text:p text:style-name="P24"><text:span text:style-name="T1"><text:tab/>https://en.wikipedia.org/wiki/JavaScript</text:span></text:p>
      <text:p text:style-name="P9"/>
      <text:p text:style-name="P11"><text:tab/>Javascript je prototipski-baziran, multi-paradigmicni, interpreterski programski jezik.</text:p>
      <text:p text:style-name="P11"><text:tab/>Zajedno sa HTML-om i CSS-om, Javascript čini jednu od tri osnovne tehnologije World Wide Web (eng. Svijetom rasprostranjena mreža) produkcije sadržaja.</text:p>
      <text:p text:style-name="P11"><text:tab/>Koristi se kako bi napravio web-stranice interaktivnim te ponudio online programe i video igre.</text:p>
      <text:p text:style-name="P11"><text:tab/>Svi popularni web preglednici imaju podršku za JavaScript bez potrebe za korištenjem dodatnih modula.</text:p>
      <text:p text:style-name="P11"><text:tab/>Kao multi-paradigmicni jezik, JavaScript podržava događajem vođene, funkcionalne i imperativne stilove programiranja. Posjeduje API za rad sa tekstom, nizovima, datumima, regularnim izrazima, te osnovnim manipulacijama DOM-om (Document Object Model).<text:span text:style-name="T11"> (X)</text:span></text:p>
      <text:p text:style-name="P11"/>
      <text:p text:style-name="P11"/>
      <text:p text:style-name="P12">D3.js:</text:p>
      <text:p text:style-name="P12"><text:tab/>https://d3js.org/#introduction<text:span text:style-name="T12"> 1X</text:span></text:p>
      <text:p text:style-name="P13"><text:tab/>http://www.tutorialsteacher.com/d3js/what-is-d3js 2X</text:p>
      <text:p text:style-name="P12"/>
      <text:p text:style-name="P12"><text:tab/>D3.js je JavaScript biblioteka za manipulaciju dokumenata baziranih na podacima.</text:p>
      <text:p text:style-name="P12"><text:tab/>D3 pomaze vizualizaciji podataka koristenjem HTML-a, SVG-a i CSS-a. (X)</text:p>
      <text:p text:style-name="P12"/>
      <text:p text:style-name="P13"><text:tab/>Osnovne osobine:</text:p>
      <text:list xml:id="list7139261569076582176" text:style-name="L2">
        <text:list-item>
          <text:p text:style-name="P14">Koristi Vew Standarde: Koristi moderne web standarde kao što su svg, html i css kako bi omogućio vizualizaciji</text:p>
        </text:list-item>
        <text:list-item>
          <text:p text:style-name="P14">Vođen podacaima: D3 može koristiti statične ili dovući podatke sa stranih servera u različitim formatima kao što su nizovi, objekti, csv, json, xml i ostali, kako bi kreirao različite tipove grafikona.</text:p>
        </text:list-item>
        <text:list-item>
          <text:p text:style-name="P14">DOM manipulacija</text:p>
        </text:list-item>
        <text:list-item>
          <text:p text:style-name="P14">Elementi vođeni podacima: Omogućava podacima da dinamički generišu elemente i stilove elemenata.</text:p>
        </text:list-item>
        <text:list-item>
          <text:p text:style-name="P14">Dinamičke osobine: D3 nudi fleksibilnost ponude dinamičkih osobina većini svojih funkcija. Osobine mogu biti specificirane kao funkcije podataka. To bi <text:s/>značilo da podaci mogu da utiču na stilove i atribute.</text:p>
        </text:list-item>
        <text:list-item>
          <text:p text:style-name="P15">Prilagođena vizualizacija: D3 omogućava korisniku potpunu kontrolu nad vizualizacijom podataka</text:p>
        </text:list-item>
        <text:list-item>
          <text:p text:style-name="P15">Tranzicije: D3 nudi funkciju transition() koja je veoma <text:s/>moćna jer omogućava D3 da logički interpolira vrijednosti.</text:p>
        </text:list-item>
        <text:list-item>
          <text:p text:style-name="P15">Interakcija i animacija: D3 korisnicima nudi veliku pomoć pri radu sa animacijama. (X)</text:p>
        </text:list-item>
      </text:list>
      <text:p text:style-name="P16"/>
      <text:p text:style-name="P16"><text:tab/></text:p>
      <text:p text:style-name="P26">Stab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Arial, sans-serif"/>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7-12-17T20:29:45.556453220</dc:date>
    <meta:editing-duration>PT1H20M45S</meta:editing-duration>
    <meta:editing-cycles>4</meta:editing-cycles>
    <meta:document-statistic meta:table-count="0" meta:image-count="0" meta:object-count="0" meta:page-count="3" meta:paragraph-count="44" meta:word-count="544" meta:character-count="4083" meta:non-whitespace-character-count="3575"/>
  </office:meta>
</office:document-meta>
</file>